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s to Build the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Exploratory Data Analysis</text:p>
              </text:list-item>
              <text:list-item>
                <text:p text:style-name="P2">Preprocessing</text:p>
              </text:list-item>
              <text:list-item>
                <text:p>Modeling</text:p>
              </text:list-item>
              <text:list-item>
                <text:p>Evaluation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s to Build the Mo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xploratory Data Analysis</text:p>
                <text:list>
                  <text:list-item>
                    <text:p>Missing data</text:p>
                  </text:list-item>
                  <text:list-item>
                    <text:p>Target Variable</text:p>
                  </text:list-item>
                  <text:list-item>
                    <text:p>Predictor Variables</text:p>
                    <text:list>
                      <text:list-item>
                        <text:p>Numeric</text:p>
                      </text:list-item>
                      <text:list-item>
                        <text:p>Categorical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2.2$Windows_X86_64 LibreOffice_project/2b840030fec2aae0fd2658d8d4f9548af4e3518d</meta:generator>
    <dc:date>2019-04-04T13:10:34.854000000</dc:date>
    <meta:editing-duration>PT7M8S</meta:editing-duration>
    <meta:editing-cycles>1</meta:editing-cycles>
    <meta:document-statistic meta:object-count="33"/>
  </office:meta>
</office:document-meta>
</file>